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Liberation Mono"/>
    </style:style>
    <style:style style:name="T1" style:family="text">
      <style:text-properties fo:color="#c9211e"/>
    </style:style>
    <style:style style:name="T2" style:family="text">
      <style:text-properties fo:color="#0000ff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ff" style:text-outline="false" style:text-line-through-style="none" style:text-line-through-type="none" style:font-name="Liberation Mono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Knowing your hardwar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ommand line tools to inspect and diagnos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Hardware ite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CPU</text:span></text:p>
              </text:list-item>
              <text:list-item>
                <text:p><text:span text:style-name="T2">Storage &amp; Partitions</text:span></text:p>
              </text:list-item>
              <text:list-item>
                <text:p><text:span text:style-name="T1">Graphics Card</text:span></text:p>
              </text:list-item>
              <text:list-item>
                <text:p><text:span text:style-name="T2">Memory Modules</text:span></text:p>
              </text:list-item>
              <text:list-item>
                <text:p><text:span text:style-name="T1">Battery &amp; status</text:span></text:p>
              </text:list-item>
              <text:list-item>
                <text:p><text:span text:style-name="T2">Network devices &amp; configuration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Packages to install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p text:style-name="P4"><text:span text:style-name="T3"/></text:p>
            <text:p text:style-name="P4"><text:span text:style-name="T4">clinfo</text:span><text:span text:style-name="T3">, </text:span><text:span text:style-name="T5">coreutils</text:span><text:span text:style-name="T3">, </text:span><text:span text:style-name="T4">dmidecode</text:span><text:span text:style-name="T3">, </text:span><text:span text:style-name="T5">fdisk</text:span><text:span text:style-name="T3">, </text:span><text:span text:style-name="T4">hardinfo</text:span><text:span text:style-name="T3">, </text:span><text:span text:style-name="T5">hdparm</text:span><text:span text:style-name="T3">, </text:span><text:span text:style-name="T4">hwinfo</text:span><text:span text:style-name="T3">, </text:span><text:span text:style-name="T5">lshw</text:span><text:span text:style-name="T3">, <text:s/></text:span><text:span text:style-name="T4">memtester</text:span><text:span text:style-name="T3">, </text:span><text:span text:style-name="T5">net-tools</text:span><text:span text:style-name="T3">, </text:span><text:span text:style-name="T4">pciutils</text:span><text:span text:style-name="T3">, </text:span><text:span text:style-name="T5">procps</text:span><text:span text:style-name="T3">, </text:span><text:span text:style-name="T4">sysstat</text:span><text:span text:style-name="T3">, </text:span><text:span text:style-name="T5">upower</text:span><text:span text:style-name="T3">, </text:span><text:span text:style-name="T4">util-linux</text:span><text:span text:style-name="T6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3:53:11.102437305</meta:creation-date>
    <dc:date>2022-03-06T14:06:13.514468085</dc:date>
    <meta:editing-duration>PT13M</meta:editing-duration>
    <meta:editing-cycles>5</meta:editing-cycles>
    <meta:generator>LibreOffice/6.4.7.2$Linux_X86_64 LibreOffice_project/40$Build-2</meta:generator>
    <meta:document-statistic meta:object-count="33"/>
  </office:meta>
</office:document-meta>
</file>